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1.1153in" style:rel-column-width="10920*"/>
    </style:style>
    <style:style style:name="Tableau1.D" style:family="table-column">
      <style:table-column-properties style:column-width="1.116in" style:rel-column-width="10927*"/>
    </style:style>
    <style:style style:name="Tableau1.F" style:family="table-column">
      <style:table-column-properties style:column-width="1.116in" style:rel-column-width="10928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7083in" fo:margin-left="-0.0063in" table:align="left"/>
    </style:style>
    <style:style style:name="Tableau2.A" style:family="table-column">
      <style:table-column-properties style:column-width="2.2396in"/>
    </style:style>
    <style:style style:name="Tableau2.B" style:family="table-column">
      <style:table-column-properties style:column-width="1.1146in"/>
    </style:style>
    <style:style style:name="Tableau2.E" style:family="table-column">
      <style:table-column-properties style:column-width="1.125in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94da" officeooo:paragraph-rsid="001494da"/>
    </style:style>
    <style:style style:name="P2" style:family="paragraph" style:parent-style-name="Standard">
      <style:text-properties officeooo:rsid="00156782" officeooo:paragraph-rsid="00156782"/>
    </style:style>
    <style:style style:name="P3" style:family="paragraph" style:parent-style-name="Standard">
      <style:text-properties officeooo:rsid="0017052c" officeooo:paragraph-rsid="0017052c"/>
    </style:style>
    <style:style style:name="P4" style:family="paragraph" style:parent-style-name="Standard">
      <style:text-properties officeooo:rsid="0019d59a" officeooo:paragraph-rsid="00236417"/>
    </style:style>
    <style:style style:name="P5" style:family="paragraph" style:parent-style-name="Standard">
      <style:text-properties officeooo:paragraph-rsid="00236417"/>
    </style:style>
    <style:style style:name="P6" style:family="paragraph" style:parent-style-name="Standard">
      <style:text-properties officeooo:rsid="00253239" officeooo:paragraph-rsid="00253239"/>
    </style:style>
    <style:style style:name="P7" style:family="paragraph" style:parent-style-name="Standard">
      <style:text-properties officeooo:rsid="00267b89" officeooo:paragraph-rsid="00267b89"/>
    </style:style>
    <style:style style:name="P8" style:family="paragraph" style:parent-style-name="Standard">
      <style:text-properties officeooo:rsid="00267b89" officeooo:paragraph-rsid="00287d12"/>
    </style:style>
    <style:style style:name="P9" style:family="paragraph" style:parent-style-name="Standard">
      <style:text-properties officeooo:paragraph-rsid="00287d12"/>
    </style:style>
    <style:style style:name="P10" style:family="paragraph" style:parent-style-name="Standard">
      <style:text-properties officeooo:rsid="002cf53a" officeooo:paragraph-rsid="002cf53a"/>
    </style:style>
    <style:style style:name="P11" style:family="paragraph" style:parent-style-name="Standard">
      <style:text-properties officeooo:rsid="002ef485" officeooo:paragraph-rsid="002ef485"/>
    </style:style>
    <style:style style:name="P12" style:family="paragraph" style:parent-style-name="Standard">
      <style:text-properties officeooo:rsid="0030a6a8" officeooo:paragraph-rsid="0030a6a8"/>
    </style:style>
    <style:style style:name="P13" style:family="paragraph" style:parent-style-name="Standard">
      <style:text-properties officeooo:rsid="0031b02f" officeooo:paragraph-rsid="0031b02f"/>
    </style:style>
    <style:style style:name="P14" style:family="paragraph" style:parent-style-name="Standard">
      <style:text-properties officeooo:rsid="00330628" officeooo:paragraph-rsid="00330ed6"/>
    </style:style>
    <style:style style:name="P15" style:family="paragraph" style:parent-style-name="Standard">
      <style:text-properties officeooo:rsid="00330628" officeooo:paragraph-rsid="0033636e"/>
    </style:style>
    <style:style style:name="P16" style:family="paragraph" style:parent-style-name="Standard">
      <style:text-properties officeooo:rsid="0033636e" officeooo:paragraph-rsid="0033636e"/>
    </style:style>
    <style:style style:name="P17" style:family="paragraph" style:parent-style-name="Standard">
      <style:text-properties officeooo:rsid="003568f5" officeooo:paragraph-rsid="003568f5"/>
    </style:style>
    <style:style style:name="P18" style:family="paragraph" style:parent-style-name="Standard">
      <style:text-properties officeooo:rsid="0036fbcf" officeooo:paragraph-rsid="0036fbcf"/>
    </style:style>
    <style:style style:name="P19" style:family="paragraph" style:parent-style-name="Standard">
      <style:text-properties officeooo:rsid="00387fba" officeooo:paragraph-rsid="00387fba"/>
    </style:style>
    <style:style style:name="P20" style:family="paragraph" style:parent-style-name="Standard">
      <style:text-properties officeooo:paragraph-rsid="00387fba"/>
    </style:style>
    <style:style style:name="P21" style:family="paragraph" style:parent-style-name="Standard">
      <style:text-properties officeooo:rsid="003a3380" officeooo:paragraph-rsid="003a3380"/>
    </style:style>
    <style:style style:name="P22" style:family="paragraph" style:parent-style-name="Standard">
      <style:text-properties officeooo:rsid="003ad31a" officeooo:paragraph-rsid="003ad31a"/>
    </style:style>
    <style:style style:name="P23" style:family="paragraph" style:parent-style-name="Standard">
      <style:text-properties officeooo:rsid="003c24b2" officeooo:paragraph-rsid="003c24b2"/>
    </style:style>
    <style:style style:name="P24" style:family="paragraph" style:parent-style-name="Standard">
      <style:text-properties officeooo:rsid="003e21ec" officeooo:paragraph-rsid="003e21ec"/>
    </style:style>
    <style:style style:name="P25" style:family="paragraph" style:parent-style-name="Standard">
      <style:text-properties officeooo:rsid="003e3863" officeooo:paragraph-rsid="003e3863"/>
    </style:style>
    <style:style style:name="P26" style:family="paragraph" style:parent-style-name="Standard">
      <style:text-properties officeooo:rsid="003f0040" officeooo:paragraph-rsid="0045c97c"/>
    </style:style>
    <style:style style:name="P27" style:family="paragraph" style:parent-style-name="Standard">
      <style:text-properties officeooo:rsid="0045cbd7" officeooo:paragraph-rsid="0045cbd7"/>
    </style:style>
    <style:style style:name="P28" style:family="paragraph" style:parent-style-name="Standard">
      <style:text-properties officeooo:rsid="0045d3b6" officeooo:paragraph-rsid="0045d3b6"/>
    </style:style>
    <style:style style:name="P29" style:family="paragraph" style:parent-style-name="Standard">
      <style:text-properties officeooo:rsid="0047408e" officeooo:paragraph-rsid="0047408e"/>
    </style:style>
    <style:style style:name="P30" style:family="paragraph" style:parent-style-name="Standard">
      <style:text-properties officeooo:rsid="0043881e" officeooo:paragraph-rsid="0045c97c"/>
    </style:style>
    <style:style style:name="P31" style:family="paragraph" style:parent-style-name="Text_20_body">
      <style:text-properties officeooo:rsid="00550ff3" officeooo:paragraph-rsid="00550ff3"/>
    </style:style>
    <style:style style:name="P32" style:family="paragraph" style:parent-style-name="Table_20_Contents">
      <style:paragraph-properties fo:text-align="center" style:justify-single-word="false"/>
      <style:text-properties officeooo:rsid="004a030f" officeooo:paragraph-rsid="004a030f"/>
    </style:style>
    <style:style style:name="P33" style:family="paragraph" style:parent-style-name="Table_20_Contents">
      <style:paragraph-properties fo:text-align="center" style:justify-single-word="false"/>
      <style:text-properties officeooo:rsid="004afbcd" officeooo:paragraph-rsid="004afbcd"/>
    </style:style>
    <style:style style:name="P34" style:family="paragraph" style:parent-style-name="Table_20_Contents">
      <style:paragraph-properties fo:text-align="center" style:justify-single-word="false"/>
      <style:text-properties officeooo:rsid="004c8da3" officeooo:paragraph-rsid="004c8da3"/>
    </style:style>
    <style:style style:name="P35" style:family="paragraph" style:parent-style-name="Table_20_Contents">
      <style:paragraph-properties fo:text-align="center" style:justify-single-word="false"/>
      <style:text-properties officeooo:rsid="004d6fee" officeooo:paragraph-rsid="004d6fee"/>
    </style:style>
    <style:style style:name="P36" style:family="paragraph" style:parent-style-name="Table_20_Contents">
      <style:paragraph-properties fo:text-align="center" style:justify-single-word="false"/>
      <style:text-properties officeooo:rsid="004dcb90" officeooo:paragraph-rsid="004dcb90"/>
    </style:style>
    <style:style style:name="P37" style:family="paragraph" style:parent-style-name="Table_20_Contents">
      <style:paragraph-properties fo:text-align="center" style:justify-single-word="false"/>
      <style:text-properties officeooo:rsid="004f3c93" officeooo:paragraph-rsid="004f3c93"/>
    </style:style>
    <style:style style:name="P38" style:family="paragraph" style:parent-style-name="Table_20_Contents">
      <style:paragraph-properties fo:text-align="center" style:justify-single-word="false"/>
      <style:text-properties officeooo:rsid="00511021" officeooo:paragraph-rsid="00511021"/>
    </style:style>
    <style:style style:name="P39" style:family="paragraph" style:parent-style-name="Table_20_Contents">
      <style:paragraph-properties fo:text-align="center" style:justify-single-word="false"/>
      <style:text-properties officeooo:rsid="0053dcbc" officeooo:paragraph-rsid="0053dcbc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Heading_20_3">
      <style:text-properties officeooo:rsid="001494da" officeooo:paragraph-rsid="001494da"/>
    </style:style>
    <style:style style:name="P42" style:family="paragraph" style:parent-style-name="Heading_20_3">
      <style:text-properties officeooo:rsid="0020b45e" officeooo:paragraph-rsid="0020b45e"/>
    </style:style>
    <style:style style:name="P43" style:family="paragraph" style:parent-style-name="Heading_20_3">
      <style:text-properties officeooo:rsid="0053ff64" officeooo:paragraph-rsid="0053ff64"/>
    </style:style>
    <style:style style:name="P44" style:family="paragraph" style:parent-style-name="Heading_20_3">
      <style:text-properties officeooo:rsid="0054ac01" officeooo:paragraph-rsid="0054ac01"/>
    </style:style>
    <style:style style:name="T1" style:family="text">
      <style:text-properties officeooo:rsid="001494da"/>
    </style:style>
    <style:style style:name="T2" style:family="text">
      <style:text-properties officeooo:rsid="0017d73a"/>
    </style:style>
    <style:style style:name="T3" style:family="text">
      <style:text-properties officeooo:rsid="0018330a"/>
    </style:style>
    <style:style style:name="T4" style:family="text">
      <style:text-properties officeooo:rsid="001b0377"/>
    </style:style>
    <style:style style:name="T5" style:family="text">
      <style:text-properties officeooo:rsid="001cf922"/>
    </style:style>
    <style:style style:name="T6" style:family="text">
      <style:text-properties officeooo:rsid="001ecec4"/>
    </style:style>
    <style:style style:name="T7" style:family="text">
      <style:text-properties officeooo:rsid="001fdfc5"/>
    </style:style>
    <style:style style:name="T8" style:family="text">
      <style:text-properties officeooo:rsid="00225823"/>
    </style:style>
    <style:style style:name="T9" style:family="text">
      <style:text-properties officeooo:rsid="00236417"/>
    </style:style>
    <style:style style:name="T10" style:family="text">
      <style:text-properties officeooo:rsid="00267b89"/>
    </style:style>
    <style:style style:name="T11" style:family="text">
      <style:text-properties officeooo:rsid="00285fde"/>
    </style:style>
    <style:style style:name="T12" style:family="text">
      <style:text-properties officeooo:rsid="002a71b1"/>
    </style:style>
    <style:style style:name="T13" style:family="text">
      <style:text-properties officeooo:rsid="002a7d2a"/>
    </style:style>
    <style:style style:name="T14" style:family="text">
      <style:text-properties officeooo:rsid="002ba8f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0ed6" style:font-weight-asian="bold" style:font-weight-complex="bold"/>
    </style:style>
    <style:style style:name="T17" style:family="text">
      <style:text-properties fo:font-weight="bold" officeooo:rsid="0033636e" style:font-weight-asian="bold" style:font-weight-complex="bold"/>
    </style:style>
    <style:style style:name="T18" style:family="text">
      <style:text-properties fo:color="#c9211e"/>
    </style:style>
    <style:style style:name="T19" style:family="text">
      <style:text-properties officeooo:rsid="0031b02f"/>
    </style:style>
    <style:style style:name="T20" style:family="text">
      <style:text-properties officeooo:rsid="00330ed6"/>
    </style:style>
    <style:style style:name="T21" style:family="text">
      <style:text-properties officeooo:rsid="0033bd7a"/>
    </style:style>
    <style:style style:name="T22" style:family="text">
      <style:text-properties officeooo:rsid="00369ee2"/>
    </style:style>
    <style:style style:name="T23" style:family="text">
      <style:text-properties officeooo:rsid="0037cc9b"/>
    </style:style>
    <style:style style:name="T24" style:family="text">
      <style:text-properties officeooo:rsid="00387fba"/>
    </style:style>
    <style:style style:name="T25" style:family="text">
      <style:text-properties officeooo:rsid="0039159a"/>
    </style:style>
    <style:style style:name="T26" style:family="text">
      <style:text-properties officeooo:rsid="00397044"/>
    </style:style>
    <style:style style:name="T27" style:family="text">
      <style:text-properties officeooo:rsid="0040ba46"/>
    </style:style>
    <style:style style:name="T28" style:family="text">
      <style:text-properties officeooo:rsid="0042da1b"/>
    </style:style>
    <style:style style:name="T29" style:family="text">
      <style:text-properties officeooo:rsid="00521d93"/>
    </style:style>
    <style:style style:name="T30" style:family="text">
      <style:text-properties officeooo:rsid="00528504"/>
    </style:style>
    <style:style style:name="T31" style:family="text">
      <style:text-properties officeooo:rsid="0057b1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3">Exercice 1</text:h>
      <text:p text:style-name="Standard">1/ classe <text:span text:style-name="T1">A </text:span>: 2^7 - 2</text:p>
      <text:p text:style-name="P1">classe B : 2^14 - 2</text:p>
      <text:p text:style-name="P1">classe C : 2^21 - 2</text:p>
      <text:p text:style-name="P1"/>
      <text:p text:style-name="P2">2/ classe A : 2^24 - 2</text:p>
      <text:p text:style-name="P2">classe B : 2^16 - 2</text:p>
      <text:p text:style-name="P2">classe C : 2^8 - 2</text:p>
      <text:p text:style-name="P2"/>
      <text:p text:style-name="P2">3/ Classe C , masque : 255.255.255.0</text:p>
      <text:p text:style-name="P2">adresse du réseau: 193.55.28.0</text:p>
      <text:p text:style-name="P2">adresse de diffusion : 193.55.28.255</text:p>
      <text:p text:style-name="P2"/>
      <text:p text:style-name="P3">4/ <text:span text:style-name="T2">a/ classe C, rapport 100/2^</text:span><text:span text:style-name="T4">8</text:span><text:span text:style-name="T2"> -2 (254) = environs </text:span><text:span text:style-name="T3">4</text:span><text:span text:style-name="T2">0%</text:span></text:p>
      <text:p text:style-name="P4">b/ <text:span text:style-name="T9">1er option : </text:span><text:span text:style-name="T4">classe B, rapport 500/2^16 - 2 = </text:span><text:span text:style-name="T5">0.8 %</text:span><text:span text:style-name="T8"> (peu efficace)</text:span><text:span text:style-name="T6"> </text:span></text:p>
      <text:p text:style-name="P5"><text:span text:style-name="T9">2e option : </text:span><text:span text:style-name="T6"><text:s/>on peut aussi utiliser 2 classe C, rapport 500/2^9 - 4</text:span><text:span text:style-name="T7"> (inconvénient: il faut utiliser un routeur)</text:span></text:p>
      <text:p text:style-name="P6">3e option : une seule adresse sans classe, <text:s/>hôte : 9 bits et réseau : 23 bits</text:p>
      <text:p text:style-name="P6">2 adresses privées : 128.100.0.0/23 </text:p>
      <text:p text:style-name="P6">donc nombre d'adresses dispo : 2^9 - 2</text:p>
      <text:h text:style-name="P42" text:outline-level="3">Exercice 2</text:h>
      <text:p text:style-name="P7">1/ a/ Classe B </text:p>
      <text:p text:style-name="P9"><text:span text:style-name="T10">b/</text:span>&lt;Reseau&gt; : 16 bits &lt;ss-reseau&gt; : 5 bits &lt;hote&gt;: 11 bits <text:span text:style-name="T10"><text:s/></text:span></text:p>
      <text:p text:style-name="P8">pour faire 32 sous réseaux il faut prendre 5 bits, le host nécessite 16 bits donc on prend 16 - 5 bits pour la partie machine, donc <text:span text:style-name="T12">2^1</text:span><text:span text:style-name="T13">1</text:span><text:span text:style-name="T12"> - 2</text:span><text:span text:style-name="T11"> machines</text:span><text:span text:style-name="T14"> pour chaque sous-réseau</text:span></text:p>
      <text:p text:style-name="P10">c/ masque secondaire : &lt;reseau&gt; + &lt;ss-reseau&gt; = bits à 1</text:p>
      <text:p text:style-name="P10">&lt;hote&gt; : bits à 0</text:p>
      <text:p text:style-name="P10">=&gt; 255.255.11111000.0 = 255.255.248.0</text:p>
      <text:p text:style-name="P11"><text:span text:style-name="T23">d</text:span>/ on effectue un &amp; logique entre le masque secondaire et l'adresse actuelle</text:p>
      <text:p text:style-name="P11">75 = <text:span text:style-name="T15">01001</text:span>011</text:p>
      <text:p text:style-name="P12">adresse du sous-reseau est 132.227.<text:span text:style-name="T15">01001</text:span><text:span text:style-name="T18">000.0</text:span> : 132.227.72.0</text:p>
      <text:p text:style-name="P12"><text:tab/><text:tab/><text:tab/>sous-réseau--^<text:tab/> <text:s text:c="8"/>^--hote</text:p>
      <text:p text:style-name="P13"><text:span text:style-name="T23">e</text:span>/ adresse du premier sous-reseau : 132.227.0.0/21 &lt;- nombre de bits du réseau + ss-reseau</text:p>
      <text:p text:style-name="P14">132.227.<text:span text:style-name="T15">00000</text:span>000.0 -&gt; <text:span text:style-name="T19">132.227.0.0/21</text:span></text:p>
      <text:p text:style-name="P17">plage hote: 132.227.0.1 - 132.227.7.254</text:p>
      <text:p text:style-name="P14">132.227.<text:span text:style-name="T15">0000</text:span><text:span text:style-name="T16">1</text:span>000.0 -&gt; <text:span text:style-name="T19">132.227.</text:span><text:span text:style-name="T20">8</text:span><text:span text:style-name="T19">.0/21</text:span></text:p>
      <text:p text:style-name="P17">plage hote: 132.227.8.1 - 132.227.<text:span text:style-name="T22">15</text:span>.25<text:span text:style-name="T22">5</text:span></text:p>
      <text:p text:style-name="P14">132.227.<text:span text:style-name="T15">000</text:span><text:span text:style-name="T16">1</text:span><text:span text:style-name="T15">0</text:span>000.0 -&gt; <text:span text:style-name="T19">132.227.</text:span><text:span text:style-name="T20">16</text:span><text:span text:style-name="T19">.0/21</text:span></text:p>
      <text:p text:style-name="P14">132.227.<text:span text:style-name="T15">000</text:span><text:span text:style-name="T16">11</text:span>000.0 -&gt; <text:span text:style-name="T19">132.227.</text:span><text:span text:style-name="T20">32</text:span><text:span text:style-name="T19">.0/21</text:span></text:p>
      <text:p text:style-name="P16">...</text:p>
      <text:p text:style-name="P15">132.227.<text:span text:style-name="T17">111</text:span><text:span text:style-name="T16">11</text:span>000.0 -&gt; <text:span text:style-name="T19">132.227.</text:span><text:span text:style-name="T21">248</text:span><text:span text:style-name="T19">.0/21</text:span></text:p>
      <text:p text:style-name="P18">f/<text:span text:style-name="T24"> Il voit le réseau comme 132.227.0.0/16 car il n'a pas besoin de savoir la décomposition du réseau</text:span></text:p>
      <text:p text:style-name="P19">2/ C1 : 512 adresses : 2 classes C</text:p>
      <text:p text:style-name="P19"><text:s/>C2 : 512 adresses : 2 classes C</text:p>
      <text:p text:style-name="P20"><text:span text:style-name="T24"><text:s/>C3 : </text:span><text:span text:style-name="T25">1024</text:span><text:span text:style-name="T24"> adresses : </text:span><text:span text:style-name="T25">4</text:span><text:span text:style-name="T24"> classes C</text:span></text:p>
      <text:p text:style-name="P20"><text:span text:style-name="T24"><text:s/>C4 : </text:span><text:span text:style-name="T26">1024</text:span><text:span text:style-name="T24"> adresses : </text:span><text:span text:style-name="T25">4</text:span><text:span text:style-name="T24"> classes C</text:span></text:p>
      <text:p text:style-name="P19"><text:s/>C5 : <text:span text:style-name="T26">2048</text:span> adresses : <text:span text:style-name="T25">8</text:span> classes C</text:p>
      <text:p text:style-name="P19"><text:s/>C6 : <text:span text:style-name="T26">4096</text:span> adresses : <text:span text:style-name="T25">16</text:span> classes C</text:p>
      <text:p text:style-name="P21">si FAI dispose d'une seule adresse de classe B -&gt; efficacité = 9216 / 2^16 = 14%</text:p>
      <text:p text:style-name="P22">si n = 36 adresses de classe C alors efficacité = 100%</text:p>
      <text:p text:style-name="P23"><text:soft-page-break/>C1 a besoins de 2 adresses de réseau donc: 192.24.0.0 et 192.24.1.0</text:p>
      <text:p text:style-name="P24">C2 ....</text:p>
      <text:p text:style-name="P25">3/ a/ 256 ss-reseau donc masque secondaire = 255.255.255.0</text:p>
      <text:p text:style-name="P26">b/ <text:span text:style-name="T27">128.96.0.</text:span><text:span text:style-name="T28">0</text:span><text:span text:style-name="T27"> - 128.96.0.255</text:span></text:p>
      <text:p text:style-name="P30">&lt;reseau&gt; = 16 bits &lt;ss-reseau&gt; 8 bits &lt;hote&gt; 8 bits</text:p>
      <text:p text:style-name="P27">pour avoir 126 machines par ss-reseau &lt;hote&gt; doit être codé en 7 bits</text:p>
      <text:p text:style-name="P27">on peut emprunter que 1 bit pour la partie &lt;ss-ss-reseau&gt;</text:p>
      <text:p text:style-name="P28">masque associé : 255.255.255.128</text:p>
      <text:p text:style-name="P29">premier ss-ss-reseau : 128.96.34.126</text:p>
      <text:p text:style-name="P29">deuxieme ss-ss-reseau : 128.96.34.254</text:p>
      <text:p text:style-name="P29"/>
      <text:h text:style-name="P43" text:outline-level="3">Exercice 4</text:h>
      <text:p text:style-name="P29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/>
        <table:table-column table:style-name="Tableau1.F"/>
        <table:table-row>
          <table:table-cell table:style-name="Tableau1.A1" office:value-type="string">
            <text:p text:style-name="P39">Groupe(N)</text:p>
          </table:table-cell>
          <table:table-cell table:style-name="Tableau1.A1" office:value-type="string">
            <text:p text:style-name="P32">A</text:p>
          </table:table-cell>
          <table:table-cell table:style-name="Tableau1.A1" office:value-type="string">
            <text:p text:style-name="P32">B</text:p>
          </table:table-cell>
          <table:table-cell table:style-name="Tableau1.A1" office:value-type="string">
            <text:p text:style-name="P32">C</text:p>
          </table:table-cell>
          <table:table-cell table:style-name="Tableau1.A1" office:value-type="string">
            <text:p text:style-name="P32">D</text:p>
          </table:table-cell>
          <table:table-cell table:style-name="Tableau1.F1" office:value-type="string">
            <text:p text:style-name="P32">E</text:p>
          </table:table-cell>
        </table:table-row>
        <table:table-row>
          <table:table-cell table:style-name="Tableau1.A2" office:value-type="string">
            <text:p text:style-name="P32">A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32">3,A</text:p>
          </table:table-cell>
          <table:table-cell table:style-name="Tableau1.A2" office:value-type="string">
            <text:p text:style-name="P32">5,A</text:p>
          </table:table-cell>
          <table:table-cell table:style-name="Tableau1.A2" office:value-type="string">
            <text:p text:style-name="P32">none</text:p>
          </table:table-cell>
          <table:table-cell table:style-name="Tableau1.F2" office:value-type="string">
            <text:p text:style-name="P32">10,A</text:p>
          </table:table-cell>
        </table:table-row>
        <table:table-row>
          <table:table-cell table:style-name="Tableau1.A2" office:value-type="string">
            <text:p text:style-name="P33">AB 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33">5,A</text:p>
          </table:table-cell>
          <table:table-cell table:style-name="Tableau1.A2" office:value-type="string">
            <text:p text:style-name="P34">11,B</text:p>
          </table:table-cell>
          <table:table-cell table:style-name="Tableau1.F2" office:value-type="string">
            <text:p text:style-name="P34">9,B</text:p>
          </table:table-cell>
        </table:table-row>
        <table:table-row>
          <table:table-cell table:style-name="Tableau1.A2" office:value-type="string">
            <text:p text:style-name="P34">ABC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4">9,C</text:p>
          </table:table-cell>
          <table:table-cell table:style-name="Tableau1.F2" office:value-type="string">
            <text:p text:style-name="P34">9,B</text:p>
          </table:table-cell>
        </table:table-row>
        <table:table-row>
          <table:table-cell table:style-name="Tableau1.A2" office:value-type="string">
            <text:p text:style-name="P34">ABCD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4"/>
          </table:table-cell>
          <table:table-cell table:style-name="Tableau1.F2" office:value-type="string">
            <text:p text:style-name="P34">9,B</text:p>
          </table:table-cell>
        </table:table-row>
        <table:table-row>
          <table:table-cell table:style-name="Tableau1.A2" office:value-type="string">
            <text:p text:style-name="P35">ABCDE</text:p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4"/>
          </table:table-cell>
          <table:table-cell table:style-name="Tableau1.F2" office:value-type="string">
            <text:p text:style-name="P34"/>
          </table:table-cell>
        </table:table-row>
      </table:table>
      <text:p text:style-name="P29"/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row>
          <table:table-cell table:style-name="Tableau2.A1" office:value-type="string">
            <text:p text:style-name="P36">A</text:p>
          </table:table-cell>
          <table:table-cell table:style-name="Tableau2.A1" office:value-type="string">
            <text:p text:style-name="P36">B</text:p>
          </table:table-cell>
          <table:table-cell table:style-name="Tableau2.A1" office:value-type="string">
            <text:p text:style-name="P36">C</text:p>
          </table:table-cell>
          <table:table-cell table:style-name="Tableau2.A1" office:value-type="string">
            <text:p text:style-name="P36">D</text:p>
          </table:table-cell>
          <table:table-cell table:style-name="Tableau2.E1" office:value-type="string">
            <text:p text:style-name="P36">E</text:p>
          </table:table-cell>
        </table:table-row>
        <table:table-row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37">B, B, 3</text:p>
          </table:table-cell>
          <table:table-cell table:style-name="Tableau2.A2" office:value-type="string">
            <text:p text:style-name="P37"><text:span text:style-name="T29">C</text:span>, <text:span text:style-name="T30">C</text:span>, 5</text:p>
          </table:table-cell>
          <table:table-cell table:style-name="Tableau2.A2" office:value-type="string">
            <text:p text:style-name="P37">D, C, 9</text:p>
          </table:table-cell>
          <table:table-cell table:style-name="Tableau2.E2" office:value-type="string">
            <text:p text:style-name="P38">E, <text:span text:style-name="T31">B</text:span>, 9</text:p>
          </table:table-cell>
        </table:table-row>
      </table:table>
      <text:p text:style-name="P29"/>
      <text:h text:style-name="P44" text:outline-level="3">Exercice 3</text:h>
      <text:p text:style-name="P31">1/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14:06.676671377</meta:creation-date>
    <dc:date>2021-01-18T10:15:28.398225216</dc:date>
    <meta:editing-duration>PT3H3M26S</meta:editing-duration>
    <meta:editing-cycles>63</meta:editing-cycles>
    <meta:generator>LibreOffice/6.4.6.2$Linux_X86_64 LibreOffice_project/40$Build-2</meta:generator>
    <meta:document-statistic meta:table-count="2" meta:image-count="0" meta:object-count="0" meta:page-count="2" meta:paragraph-count="88" meta:word-count="482" meta:character-count="2517" meta:non-whitespace-character-count="2099"/>
  </office:meta>
</office:document-meta>
</file>